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к дизайну</text:p>
      <text:p text:style-name="Standard"/>
      <text:list xml:id="list37616135" text:style-name="L1">
        <text:list-item>
          <text:p text:style-name="P1">Оранжевый цвет — <text:span text:style-name="T1">#ff6600 </text:span><text:span text:style-name="T2">(255;102;0)</text:span></text:p>
        </text:list-item>
        <text:list-item>
          <text:p text:style-name="P2">Серый цвет — <text:span text:style-name="T1">#</text:span>333333 (<text:span text:style-name="T1">51;51;51) </text:span><text:s/>(цвет текстов) </text:p>
        </text:list-item>
        <text:list-item>
          <text:p text:style-name="P1"><text:span text:style-name="T2">красный цвет - #cc0000 (204;0;0)</text:span></text:p>
        </text:list-item>
        <text:list-item>
          <text:p text:style-name="P2">размер кегля <text:span text:style-name="T4">тексты</text:span> — 1<text:span text:style-name="T1">2</text:span> <text:span text:style-name="T1">pt, Verdana </text:span>(текстовые блоки — новости, инфо о тендерах, о поставщиках и застройщиках и т.д.)</text:p>
        </text:list-item>
        <text:list-item>
          <text:p text:style-name="P1"><text:span text:style-name="T2">размер кегля </text:span><text:span text:style-name="T3">заголовков</text:span><text:span text:style-name="T2"> — 16 pt Verdana (Новости сторит. сферы, компаний.</text:span></text:p>
        </text:list-item>
        <text:list-item>
          <text:p text:style-name="P1"><text:span text:style-name="T2">размер кегля </text:span><text:span text:style-name="T3">подзаголовков</text:span><text:span text:style-name="T2"> 14 pt Verdana (название новостей, статей и т.д.)</text:span></text:p>
        </text:list-item>
        <text:list-item>
          <text:p text:style-name="P1"><text:span text:style-name="T2">размер кегля вертикального меню 14 pt <text:s/>Verdana</text:span></text:p>
        </text:list-item>
        <text:list-item>
          <text:p text:style-name="P1"><text:span text:style-name="T2">размер кегля вертикального меню 12 pt <text:s/>Verdana</text:span></text:p>
        </text:list-item>
        <text:list-item>
          <text:p text:style-name="P2">цвет активного пункта вертикального меню — <text:span text:style-name="T1">#</text:span>cc0000 (204;0;0)</text:p>
        </text:list-item>
        <text:list-item>
          <text:p text:style-name="P1"><text:span text:style-name="T2">красный цвет в </text:span><text:span text:style-name="T3">правом столбце</text:span><text:span text:style-name="T2"> - #cc0000 (204;0;0) (подложка под «мнение эксперта»</text:span><text:span text:style-name="T1">, </text:span><text:span text:style-name="T2">«тендер дня», «решение суда»); размер кегля в заголовках — 18 </text:span><text:span text:style-name="T1">pt, </text:span><text:span text:style-name="T2">размер кегля текстового блока — 12 </text:span><text:span text:style-name="T1">pt <text:s/>Verdana</text:span></text:p>
        </text:list-item>
        <text:list-item>
          <text:p text:style-name="P2">размер кегля тектовых ссылок 10 <text:span text:style-name="T1">pt </text:span>(читать далее...; подробнее...; рейтинг; коментарии) </text:p>
          <text:p text:style-name="P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7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ла Тепаева</meta:initial-creator>
    <meta:creation-date>2011-07-14T17:47:20.09</meta:creation-date>
    <dc:date>2011-07-15T10:42:37.43</dc:date>
    <dc:creator>Алла Тепаева</dc:creator>
    <meta:editing-duration>PT16H40M02S</meta:editing-duration>
    <meta:editing-cycles>10</meta:editing-cycles>
    <meta:generator>OpenOffice.org/3.2$Win32 OpenOffice.org_project/320m12$Build-9483</meta:generator>
    <meta:document-statistic meta:table-count="0" meta:image-count="0" meta:object-count="0" meta:page-count="1" meta:paragraph-count="12" meta:word-count="137" meta:character-count="846"/>
  </office:meta>
</office:document-meta>
</file>